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loext:opacity="100%" style:font-name="Georgia" fo:font-size="13pt" fo:font-weight="bold" style:font-size-asian="13pt" style:font-weight-asian="bold"/>
    </style:style>
    <style:style style:name="P2" style:family="paragraph" style:parent-style-name="Standard">
      <style:text-properties fo:color="#000000" loext:opacity="100%" style:font-name="Georgia" fo:font-size="13pt" fo:font-weight="normal" officeooo:rsid="00703b19" officeooo:paragraph-rsid="0037dac6" style:font-size-asian="13pt" style:font-weight-asian="normal" style:font-weight-complex="normal"/>
    </style:style>
    <style:style style:name="P3" style:family="paragraph" style:parent-style-name="Standard">
      <style:text-properties fo:color="#000000" loext:opacity="100%" style:font-name="Georgia" fo:font-size="11pt" fo:font-weight="bold" officeooo:paragraph-rsid="002170b7" style:font-size-asian="11pt" style:font-weight-asian="bold" style:font-size-complex="11pt"/>
    </style:style>
    <style:style style:name="P4" style:family="paragraph" style:parent-style-name="Standard">
      <style:text-properties fo:color="#000000" loext:opacity="100%" style:font-name="Georgia" fo:font-size="11pt" fo:font-weight="bold" officeooo:rsid="0037d2b0" officeooo:paragraph-rsid="0037d2b0" style:font-size-asian="11pt" style:font-weight-asian="bold" style:font-size-complex="11pt"/>
    </style:style>
    <style:style style:name="P5" style:family="paragraph" style:parent-style-name="Standard">
      <style:text-properties fo:color="#000000" loext:opacity="100%" style:font-name="Georgia" fo:font-size="11pt" fo:font-weight="bold" officeooo:rsid="0026a2dc" officeooo:paragraph-rsid="0031ff1d" style:font-size-asian="11pt" style:font-weight-asian="bold" style:font-size-complex="11pt"/>
    </style:style>
    <style:style style:name="P6" style:family="paragraph" style:parent-style-name="Standard">
      <style:text-properties fo:color="#000000" loext:opacity="100%" style:font-name="Georgia" fo:font-size="11pt" fo:font-weight="normal" officeooo:rsid="002170b7" officeooo:paragraph-rsid="002170b7" style:font-size-asian="11pt" style:font-weight-asian="normal" style:font-size-complex="11pt" style:font-weight-complex="normal"/>
    </style:style>
    <style:style style:name="P7" style:family="paragraph" style:parent-style-name="Standard">
      <style:text-properties fo:color="#000000" loext:opacity="100%" style:font-name="Georgia" fo:font-size="11pt" fo:font-weight="normal" officeooo:rsid="0039e373" officeooo:paragraph-rsid="003c0081" style:font-size-asian="11pt" style:font-weight-asian="normal" style:font-size-complex="11pt" style:font-weight-complex="normal"/>
    </style:style>
    <style:style style:name="P8" style:family="paragraph" style:parent-style-name="Standard">
      <style:text-properties fo:color="#000000" loext:opacity="100%" style:font-name="Georgia" fo:font-size="11pt" fo:font-weight="normal" officeooo:rsid="004a4849" officeooo:paragraph-rsid="002170b7" style:font-size-asian="11pt" style:font-weight-asian="normal" style:font-size-complex="11pt" style:font-weight-complex="normal"/>
    </style:style>
    <style:style style:name="P9" style:family="paragraph" style:parent-style-name="Standard">
      <style:text-properties fo:color="#000000" loext:opacity="100%" style:font-name="Georgia" fo:font-size="11pt" fo:font-weight="normal" officeooo:rsid="004a4849" officeooo:paragraph-rsid="004a4849" style:font-size-asian="11pt" style:font-weight-asian="normal" style:font-size-complex="11pt" style:font-weight-complex="normal"/>
    </style:style>
    <style:style style:name="P10" style:family="paragraph" style:parent-style-name="Standard">
      <style:text-properties fo:color="#000000" loext:opacity="100%" style:font-name="Georgia" fo:font-size="11pt" fo:font-weight="normal" officeooo:rsid="0052a83d" officeooo:paragraph-rsid="0052a83d" style:font-size-asian="11pt" style:font-weight-asian="normal" style:font-size-complex="11pt" style:font-weight-complex="normal"/>
    </style:style>
    <style:style style:name="P11" style:family="paragraph" style:parent-style-name="Standard">
      <style:text-properties fo:color="#000000" loext:opacity="100%" style:font-name="Georgia" fo:font-size="11pt" fo:font-weight="normal" officeooo:rsid="005c38d8" officeooo:paragraph-rsid="005c38d8" style:font-size-asian="11pt" style:font-weight-asian="normal" style:font-size-complex="11pt" style:font-weight-complex="normal"/>
    </style:style>
    <style:style style:name="P12" style:family="paragraph" style:parent-style-name="Standard">
      <style:text-properties fo:color="#000000" loext:opacity="100%" style:font-name="Georgia" fo:font-size="11pt" fo:font-weight="normal" officeooo:rsid="005c98ec" officeooo:paragraph-rsid="005c98ec" style:font-size-asian="11pt" style:font-weight-asian="normal" style:font-size-complex="11pt" style:font-weight-complex="normal"/>
    </style:style>
    <style:style style:name="P13" style:family="paragraph" style:parent-style-name="Standard">
      <style:text-properties fo:color="#000000" loext:opacity="100%" style:font-name="Georgia" fo:font-size="11pt" fo:font-weight="normal" officeooo:rsid="005c98ec" officeooo:paragraph-rsid="005df368" style:font-size-asian="11pt" style:font-weight-asian="normal" style:font-size-complex="11pt"/>
    </style:style>
    <style:style style:name="P14" style:family="paragraph" style:parent-style-name="Standard">
      <style:text-properties fo:color="#000000" loext:opacity="100%" style:font-name="Georgia" fo:font-size="11pt" fo:font-weight="normal" officeooo:paragraph-rsid="003c0081" style:font-size-asian="11pt" style:font-weight-asian="normal"/>
    </style:style>
    <style:style style:name="P15" style:family="paragraph" style:parent-style-name="Standard">
      <style:text-properties fo:color="#000000" loext:opacity="1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6" style:family="paragraph" style:parent-style-name="Standard">
      <style:text-properties fo:color="#000000" loext:opacity="1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7" style:family="paragraph" style:parent-style-name="Standard">
      <style:text-properties fo:color="#000000" loext:opacity="1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8"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 style:family="paragraph" style:parent-style-name="Standard">
      <style:text-properties fo:color="#000000" loext:opacity="100%" style:font-name="Georgia" fo:font-weight="normal" officeooo:rsid="00202dc6" officeooo:paragraph-rsid="002170b7" style:font-weight-asian="normal" style:font-weight-complex="normal"/>
    </style:style>
    <style:style style:name="P20" style:family="paragraph" style:parent-style-name="Standard">
      <style:text-properties fo:color="#000000" loext:opacity="100%" officeooo:rsid="00202dc6" officeooo:paragraph-rsid="002170b7"/>
    </style:style>
    <style:style style:name="P21" style:family="paragraph" style:parent-style-name="Standard">
      <style:text-properties fo:color="#000000" loext:opacity="100%" fo:font-size="11pt" officeooo:paragraph-rsid="002170b7" style:font-size-asian="11pt" style:font-size-complex="11pt"/>
    </style:style>
    <style:style style:name="P22" style:family="paragraph" style:parent-style-name="Standard">
      <style:text-properties style:font-name="Georgia" fo:font-weight="normal" officeooo:rsid="00703b19" officeooo:paragraph-rsid="0037dac6" style:font-weight-asian="normal" style:font-weight-complex="normal"/>
    </style:style>
    <style:style style:name="P23" style:family="paragraph" style:parent-style-name="Standard" style:master-page-name="Standard">
      <style:paragraph-properties style:page-number="auto"/>
      <style:text-properties fo:color="#000000" loext:opacity="100%" style:font-name="Georgia" fo:font-size="13pt" fo:font-weight="bold" style:font-size-asian="13pt" style:font-weight-asian="bold"/>
    </style:style>
    <style:style style:name="P24" style:family="paragraph" style:parent-style-name="Standard">
      <style:text-properties fo:color="#000000" loext:opacity="100%" style:font-name="Georgia" fo:font-size="11pt" fo:language="en" fo:country="US" fo:font-weight="normal" officeooo:rsid="0067f34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5" style:family="paragraph" style:parent-style-name="Standard">
      <style:text-properties fo:color="#000000" loext:opacity="1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6" style:family="paragraph" style:parent-style-name="Standard">
      <style:text-properties fo:color="#000000" loext:opacity="1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7" style:family="paragraph" style:parent-style-name="Standard">
      <style:text-properties fo:color="#000000" loext:opacity="1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8" style:family="paragraph" style:parent-style-name="Standard">
      <style:text-properties fo:color="#000000" loext:opacity="100%" style:font-name="Georgia" fo:font-size="11pt" fo:font-weight="normal" officeooo:rsid="004a4849" officeooo:paragraph-rsid="002170b7" style:font-size-asian="11pt" style:font-weight-asian="normal" style:font-size-complex="11pt" style:font-weight-complex="normal"/>
    </style:style>
    <style:style style:name="P29" style:family="paragraph" style:parent-style-name="Standard">
      <style:text-properties fo:color="#000000" loext:opacity="100%" style:font-name="Georgia" fo:font-size="11pt" fo:font-weight="normal" officeooo:rsid="006a3a71" officeooo:paragraph-rsid="006a3a71" style:font-size-asian="11pt" style:font-weight-asian="normal" style:font-size-complex="11pt" style:font-weight-complex="normal"/>
    </style:style>
    <style:style style:name="P30" style:family="paragraph" style:parent-style-name="Standard">
      <style:text-properties fo:color="#000000" loext:opacity="100%" style:font-name="Georgia" fo:font-size="11pt" fo:font-weight="normal" officeooo:rsid="00228fcc" officeooo:paragraph-rsid="002170b7" style:font-size-asian="11pt" style:font-weight-asian="normal" style:font-size-complex="11pt" style:font-weight-complex="normal"/>
    </style:style>
    <style:style style:name="P31" style:family="paragraph" style:parent-style-name="Standard">
      <style:text-properties fo:color="#000000" loext:opacity="100%" style:font-name="Georgia" fo:font-size="11pt" fo:font-weight="normal" officeooo:rsid="006eb2ee" officeooo:paragraph-rsid="006eb2ee" style:font-size-asian="11pt" style:font-weight-asian="normal" style:font-size-complex="11pt" style:font-weight-complex="normal"/>
    </style:style>
    <style:style style:name="P32" style:family="paragraph" style:parent-style-name="Standard">
      <style:text-properties fo:color="#000000" loext:opacity="100%" style:font-name="Georgia" fo:font-size="11pt" fo:font-weight="bold" officeooo:rsid="0026a2dc" officeooo:paragraph-rsid="0031ff1d" style:font-size-asian="11pt" style:font-weight-asian="bold" style:font-size-complex="11pt"/>
    </style:style>
    <style:style style:name="P33" style:family="paragraph" style:parent-style-name="Standard">
      <style:text-properties fo:color="#000000" loext:opacity="100%" style:font-name="Georgia" fo:font-size="11pt" fo:font-weight="bold" officeooo:rsid="005ec520" officeooo:paragraph-rsid="005ec520" style:font-size-asian="11pt" style:font-weight-asian="bold" style:font-size-complex="11pt"/>
    </style:style>
    <style:style style:name="T1" style:family="text">
      <style:text-properties style:font-name="Georgia" fo:font-weight="bold" officeooo:rsid="001f6297" style:font-weight-asian="bold" style:font-weight-complex="bold"/>
    </style:style>
    <style:style style:name="T2" style:family="text">
      <style:text-properties style:font-name="Georgia" fo:font-weight="bold" officeooo:rsid="0044d6c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style:font-name="Georgia" fo:font-weight="normal" officeooo:rsid="001f6297" style:font-weight-asian="normal" style:font-weight-complex="normal"/>
    </style:style>
    <style:style style:name="T5" style:family="text">
      <style:text-properties style:font-name="Georgia" fo:font-weight="normal" officeooo:rsid="0026a2dc" style:font-weight-asian="normal" style:font-weight-complex="normal"/>
    </style:style>
    <style:style style:name="T6" style:family="text">
      <style:text-properties style:font-name="Georgia" fo:font-weight="normal" officeooo:rsid="0044d6cd" style:font-weight-asian="normal" style:font-weight-complex="normal"/>
    </style:style>
    <style:style style:name="T7" style:family="text">
      <style:text-properties style:font-name="Georgia" fo:font-weight="normal" officeooo:rsid="0054ab28" style:font-weight-asian="normal" style:font-weight-complex="normal"/>
    </style:style>
    <style:style style:name="T8" style:family="text">
      <style:text-properties style:font-name="Georgia" fo:font-weight="normal" officeooo:rsid="005ec520" style:font-weight-asian="normal" style:font-weight-complex="normal"/>
    </style:style>
    <style:style style:name="T9" style:family="text">
      <style:text-properties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style:font-name="Georgia" fo:language="en" fo:country="US" fo:font-weight="normal" officeooo:rsid="0044d6cd" style:letter-kerning="false" style:font-name-asian="Calibri1" style:language-asian="en" style:country-asian="US" style:font-weight-asian="normal" style:font-name-complex="DejaVu Sans" style:language-complex="ar" style:country-complex="SA" style:font-weight-complex="normal"/>
    </style:style>
    <style:style style:name="T11" style:family="text">
      <style:text-properties style:text-position="super 58%" style:font-name="Georgia" fo:font-weight="normal" officeooo:rsid="001f6297" style:font-weight-asian="normal" style:font-weight-complex="normal"/>
    </style:style>
    <style:style style:name="T12" style:family="text">
      <style:text-properties fo:language="en" fo:country="US" officeooo:rsid="004308e1" style:letter-kerning="false" style:font-name-asian="Calibri1" style:language-asian="en" style:country-asian="US" style:font-name-complex="DejaVu Sans" style:font-size-complex="11pt" style:language-complex="ar" style:country-complex="SA"/>
    </style:style>
    <style:style style:name="T13" style:family="text">
      <style:text-properties fo:language="en" fo:country="US" officeooo:rsid="0039e373" style:letter-kerning="false" style:font-name-asian="Calibri1" style:language-asian="en" style:country-asian="US" style:font-name-complex="DejaVu Sans" style:font-size-complex="11pt" style:language-complex="ar" style:country-complex="SA" style:font-weight-complex="normal"/>
    </style:style>
    <style:style style:name="T14" style:family="text">
      <style:text-properties fo:language="en" fo:country="US" officeooo:rsid="0068e999" style:letter-kerning="false" style:font-name-asian="Calibri1" style:language-asian="en" style:country-asian="US" style:font-name-complex="DejaVu Sans" style:font-size-complex="11pt" style:language-complex="ar" style:country-complex="SA" style:font-weight-complex="normal"/>
    </style:style>
    <style:style style:name="T15" style:family="text">
      <style:text-properties fo:language="en" fo:country="US" officeooo:rsid="006a3a71" style:letter-kerning="false" style:font-name-asian="Calibri1" style:language-asian="en" style:country-asian="US" style:font-name-complex="DejaVu Sans" style:font-size-complex="11pt" style:language-complex="ar" style:country-complex="SA" style:font-weight-complex="normal"/>
    </style:style>
    <style:style style:name="T16" style:family="text">
      <style:text-properties fo:language="en" fo:country="US" officeooo:rsid="007c1b22" style:letter-kerning="false" style:font-name-asian="Calibri1" style:language-asian="en" style:country-asian="US" style:font-name-complex="DejaVu Sans" style:font-size-complex="11pt" style:language-complex="ar" style:country-complex="SA"/>
    </style:style>
    <style:style style:name="T17" style:family="text">
      <style:text-properties fo:language="en" fo:country="US" style:letter-kerning="false" style:font-name-asian="Calibri1" style:language-asian="en" style:country-asian="US" style:font-name-complex="DejaVu Sans" style:language-complex="ar" style:country-complex="SA"/>
    </style:style>
    <style:style style:name="T18" style:family="text">
      <style:text-properties fo:language="en" fo:country="US" officeooo:rsid="00252cb4" style:letter-kerning="false" style:font-name-asian="Calibri1" style:language-asian="en" style:country-asian="US" style:font-name-complex="DejaVu Sans" style:language-complex="ar" style:country-complex="SA" style:font-weight-complex="normal"/>
    </style:style>
    <style:style style:name="T19" style:family="text">
      <style:text-properties fo:language="en" fo:country="US" officeooo:rsid="00702584" style:letter-kerning="false" style:font-name-asian="Calibri1" style:language-asian="en" style:country-asian="US" style:font-name-complex="DejaVu Sans" style:language-complex="ar" style:country-complex="SA" style:font-weight-complex="normal"/>
    </style:style>
    <style:style style:name="T20" style:family="text">
      <style:text-properties fo:language="en" fo:country="US" officeooo:rsid="007466ad" style:letter-kerning="false" style:font-name-asian="Calibri1" style:language-asian="en" style:country-asian="US" style:font-name-complex="DejaVu Sans" style:language-complex="ar" style:country-complex="SA" style:font-weight-complex="normal"/>
    </style:style>
    <style:style style:name="T21" style:family="text">
      <style:text-properties fo:language="en" fo:country="US" officeooo:rsid="0068e999" style:letter-kerning="false" style:font-name-asian="Calibri1" style:language-asian="en" style:country-asian="US" style:font-name-complex="DejaVu Sans" style:language-complex="ar" style:country-complex="SA"/>
    </style:style>
    <style:style style:name="T22" style:family="text">
      <style:text-properties fo:language="en" fo:country="US" officeooo:rsid="006d8a6d" style:letter-kerning="false" style:font-name-asian="Calibri1" style:language-asian="en" style:country-asian="US" style:font-name-complex="DejaVu Sans" style:language-complex="ar" style:country-complex="SA"/>
    </style:style>
    <style:style style:name="T23" style:family="text">
      <style:text-properties fo:language="en" fo:country="US" officeooo:rsid="00702584" style:letter-kerning="false" style:font-name-asian="Calibri1" style:language-asian="en" style:country-asian="US" style:font-name-complex="DejaVu Sans" style:language-complex="ar" style:country-complex="SA"/>
    </style:style>
    <style:style style:name="T24"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25"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26"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27" style:family="text">
      <style:text-properties fo:language="en" fo:country="US" fo:font-weight="normal" officeooo:rsid="0045fed9" style:letter-kerning="false" style:font-name-asian="Calibri1" style:language-asian="en" style:country-asian="US" style:font-weight-asian="normal" style:font-name-complex="DejaVu Sans" style:language-complex="ar" style:country-complex="SA" style:font-weight-complex="normal"/>
    </style:style>
    <style:style style:name="T28" style:family="text">
      <style:text-properties fo:language="en" fo:country="US" fo:font-weight="normal" officeooo:rsid="005d79ce" style:letter-kerning="false" style:font-name-asian="Calibri1" style:language-asian="en" style:country-asian="US" style:font-weight-asian="normal" style:font-name-complex="DejaVu Sans" style:language-complex="ar" style:country-complex="SA" style:font-weight-complex="normal"/>
    </style:style>
    <style:style style:name="T29" style:family="text">
      <style:text-properties fo:language="en" fo:country="US" fo:font-weight="normal" officeooo:rsid="007478c6" style:letter-kerning="false" style:font-name-asian="Calibri1" style:language-asian="en" style:country-asian="US" style:font-weight-asian="normal" style:font-name-complex="DejaVu Sans" style:language-complex="ar" style:country-complex="SA" style:font-weight-complex="normal"/>
    </style:style>
    <style:style style:name="T30" style:family="text">
      <style:text-properties fo:language="en" fo:country="US" fo:font-weight="normal" officeooo:rsid="00783203" style:letter-kerning="false" style:font-name-asian="Calibri1" style:language-asian="en" style:country-asian="US" style:font-weight-asian="normal" style:font-name-complex="DejaVu Sans" style:language-complex="ar" style:country-complex="SA" style:font-weight-complex="normal"/>
    </style:style>
    <style:style style:name="T31" style:family="text">
      <style:text-properties fo:language="en" fo:country="US" fo:font-weight="normal" officeooo:rsid="007997d5" style:letter-kerning="false" style:font-name-asian="Calibri1" style:language-asian="en" style:country-asian="US" style:font-weight-asian="normal" style:font-name-complex="DejaVu Sans" style:language-complex="ar" style:country-complex="SA" style:font-weight-complex="normal"/>
    </style:style>
    <style:style style:name="T32" style:family="text">
      <style:text-properties fo:font-weight="normal" officeooo:rsid="001f6297" style:font-weight-asian="normal" style:font-weight-complex="normal"/>
    </style:style>
    <style:style style:name="T33" style:family="text">
      <style:text-properties fo:font-weight="normal" officeooo:rsid="002000b4" style:font-weight-asian="normal" style:font-weight-complex="normal"/>
    </style:style>
    <style:style style:name="T34" style:family="text">
      <style:text-properties officeooo:rsid="002000b4" style:font-weight-complex="bold"/>
    </style:style>
    <style:style style:name="T35" style:family="text">
      <style:text-properties fo:font-size="12pt"/>
    </style:style>
    <style:style style:name="T36" style:family="text">
      <style:text-properties fo:font-size="12pt" officeooo:rsid="00722b77"/>
    </style:style>
    <style:style style:name="T37" style:family="text">
      <style:text-properties fo:font-size="12pt" officeooo:rsid="0073f4c6"/>
    </style:style>
    <style:style style:name="T38" style:family="text">
      <style:text-properties fo:font-size="12pt" officeooo:rsid="008e58f1"/>
    </style:style>
    <style:style style:name="T39" style:family="text">
      <style:text-properties officeooo:rsid="0054ab28"/>
    </style:style>
    <style:style style:name="T40" style:family="text">
      <style:text-properties style:font-weight-complex="normal"/>
    </style:style>
    <style:style style:name="T41" style:family="text">
      <style:text-properties officeooo:rsid="005d79ce" style:font-weight-complex="normal"/>
    </style:style>
    <style:style style:name="T42" style:family="text">
      <style:text-properties officeooo:rsid="00702584" style:font-weight-complex="normal"/>
    </style:style>
    <style:style style:name="T43" style:family="text">
      <style:text-properties officeooo:rsid="00712256" style:font-weight-complex="normal"/>
    </style:style>
    <style:style style:name="T44" style:family="text">
      <style:text-properties officeooo:rsid="00731631" style:font-weight-complex="normal"/>
    </style:style>
    <style:style style:name="T45" style:family="text">
      <style:text-properties officeooo:rsid="00641c0f"/>
    </style:style>
    <style:style style:name="T46" style:family="text">
      <style:text-properties officeooo:rsid="0068e999"/>
    </style:style>
    <style:style style:name="T47" style:family="text">
      <style:text-properties officeooo:rsid="006a3a71"/>
    </style:style>
    <style:style style:name="T48" style:family="text">
      <style:text-properties officeooo:rsid="006c2f85"/>
    </style:style>
    <style:style style:name="T49" style:family="text">
      <style:text-properties officeooo:rsid="006cbd09"/>
    </style:style>
    <style:style style:name="T50" style:family="text">
      <style:text-properties officeooo:rsid="006d8a6d"/>
    </style:style>
    <style:style style:name="T51" style:family="text">
      <style:text-properties officeooo:rsid="006eb2ee"/>
    </style:style>
    <style:style style:name="T52" style:family="text">
      <style:text-properties officeooo:rsid="006ff483"/>
    </style:style>
    <style:style style:name="T53" style:family="text">
      <style:text-properties officeooo:rsid="00702584"/>
    </style:style>
    <style:style style:name="T54" style:family="text">
      <style:text-properties officeooo:rsid="007613e9"/>
    </style:style>
    <style:style style:name="T55" style:family="text">
      <style:text-properties officeooo:rsid="007aee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thnography</text:p>
      <text:p text:style-name="P1"><text:span text:style-name="T16">Shukun tribes</text:span>; <text:span text:style-name="T12">40k</text:span> BBT</text:p>
      <text:p text:style-name="P1"/>
      <text:p text:style-name="P7"><text:span text:style-name="T21">Shukunene</text:span><text:span text:style-name="T17"> summary:</text:span></text:p>
      <text:p text:style-name="P18">-<text:span text:style-name="T45">Bronze-Age</text:span> coastal <text:span text:style-name="T46">settlements</text:span> <text:span text:style-name="T46">and tribes</text:span></text:p>
      <text:p text:style-name="P18">-<text:span text:style-name="T46">Semi-d</text:span>istributed, polytheistic and ancestor-worship religious practices. Focus on <text:span text:style-name="T46">nature and the afterlife, along with righteous war. The cult of the Raven Queen is the most important.</text:span></text:p>
      <text:p text:style-name="P14"><text:span text:style-name="T13">-</text:span><text:span text:style-name="T14">Theocratic-warlord chiefs, </text:span><text:span text:style-name="T15">Shukuns.</text:span></text:p>
      <text:p text:style-name="P24">-central focus on <text:span text:style-name="T46">proper and natural death as dictated by the Raven Queen.</text:span></text:p>
      <text:p text:style-name="P1"/>
      <text:p text:style-name="P21"><text:span text:style-name="T4">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1">th</text:span><text:span text:style-name="T4"> parallel south, giving it a warm subtropical climate. In this era, the obliquity </text:span><text:span text:style-name="T6">was mild and was paired with a strong northern precession. This causes a recession in the old thick jungles of the north, replacing them with monsoon-modulated lowlands and seasonally flooded crevices (</text:span><text:span text:style-name="T2">Am</text:span><text:span text:style-name="T6">). </text:span><text:span text:style-name="T10">T</text:span><text:span text:style-name="T4">h</text:span><text:span text:style-name="T6">e floodplains which stretched inland have also dried to seasonally lush savannas (</text:span><text:span text:style-name="T2">Aw</text:span><text:span text:style-name="T6">). Beyond these savannas, </text:span><text:span text:style-name="T10">semi-arid steppes dominate</text:span><text:span text:style-name="T4"> (</text:span><text:span text:style-name="T1">Bsh</text:span><text:span text:style-name="T4">). The arrow’s point is followed by young sharp mountain ranges walling in a deep, hot central desert (</text:span><text:span text:style-name="T1">BWh</text:span><text:span text:style-name="T4">).</text:span></text:p>
      <text:p text:style-name="P3"><text:span text:style-name="T32"><text:tab/>The southeastern coast is fed by the Nos Mori. In this era, subtropical forests and mangroves cover the northern </text:span><text:span text:style-name="T27">quarter</text:span><text:span text:style-name="T32"> of this coastline, fed by the far-reaching monsoons and the </text:span><text:span text:style-name="T33">sea-borne southern winds. The southernmost half of this coastline is dry in the summers, with scraggly tough golden grass and warm coasts. Cool winter rains blow from the south and the west here (</text:span><text:span text:style-name="T34">Csa</text:span><text:span text:style-name="T33">). The southern tip of Huroma is temperate, though the seasonal fluctuations bring heavy battering storms from the west. The land here is almost entirely forested (</text:span><text:span text:style-name="T34">Cfb</text:span><text:span text:style-name="T33">). The western coast of Huroma is much like the southeast, with dry summers and august rains (</text:span><text:span text:style-name="T34">Csa</text:span><text:span text:style-name="T33">).</text:span></text:p>
      <text:p text:style-name="P1"/>
      <text:p text:style-name="P22"><text:span text:style-name="T35">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37">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38">The gap between Huroma and Nomenes is thin, however, and this monsoon wind is relatively weak, making the Nos Mori calmest in the summers.</text:span></text:p>
      <text:p text:style-name="P2"><text:span text:style-name="T36"><text:tab/>The significant body of water between Huroma and the equator dampens the effects of the monsoon season, though the rains are still sufficient to give life to the normally dry subcontinent.</text:span><text:span text:style-name="T35"> </text:span><text:span text:style-name="T36">In Huroma’s dry season, the winter currents flow strongly around the island, making it the eye of the Austera-Nos Mori ocean gyre.</text:span></text:p>
      <text:p text:style-name="P1"/>
      <text:p text:style-name="P19">Food <text:span text:style-name="T39">and resources</text:span>:</text:p>
      <text:p text:style-name="P20"><text:soft-page-break/><text:span text:style-name="T9">C</text:span><text:span text:style-name="T3">rabs, whales, fish on the coasts. Deer in the southern forests. Olives, grapes, </text:span><text:span text:style-name="T5">wh</text:span><text:span text:style-name="T8">e</text:span><text:span text:style-name="T5">at, </text:span><text:span text:style-name="T3">and salt in the Mediterranean climates. Sugarcane in the northern valleys. Cows and water buffalo in the savanna, floodplains, and the coasts. </text:span><text:span text:style-name="T7">Many predatory and non-predatory dinosaurs.</text:span></text:p>
      <text:p text:style-name="P6">Amber and jade in the southern forests. Cocoa in the north. Pearls from clams on the coast.</text:p>
      <text:p text:style-name="P6"/>
      <text:p text:style-name="P6">Civilization:</text:p>
      <text:p text:style-name="P8"/>
      <text:p text:style-name="P29">The Shukunenes appeared in the Nos Mori dark age as a response to Usvajran and sevakath invasions. The cult of the Raven Queen, headed by her militaristic Shukuns (ethnically a mix of astar and Orun), gained renown as respected warriors and protectors of the region. They gained a following of former citizens Hradabar and Bowoshar and the surrounding region, eventually organizing them into large tribes after the urban areas were ruined. Though Hradabar was utterly sacked and abandoned, Bowoshar remained as a central tribal capital for the Shukunenes.</text:p>
      <text:p text:style-name="P8"/>
      <text:p text:style-name="P9"><text:span text:style-name="T47">The Shukun chiefs acted as both religious cult leaders and as warlords as they headed their settled tribes. The tribes were all governed separately, though their religious uniformity gave their tribes often peaceful relations. The Shukunene people are often unified in mind </text:span><text:span text:style-name="T48">and will </text:span><text:span text:style-name="T47">against the Yayurs off their coast. </text:span><text:span text:style-name="T49">Because of this single-mindedness, the stability of the Shukun tribes are rock-solid and scandals are practically unheard of in the tribes. The tribes are somewhat xenophobic, keeping to themselves unless in times of war, often focused on those of </text:span><text:span text:style-name="T22">sevakath</text:span><text:span text:style-name="T49"> </text:span><text:span text:style-name="T22">culture</text:span><text:span text:style-name="T49">.</text:span></text:p>
      <text:p text:style-name="P10"/>
      <text:p text:style-name="P11"><text:span text:style-name="T50">Within the tribes, the politics are heavily influenced by popular support and respect, making the system similar to a “big-man” society. </text:span><text:span text:style-name="T51">While the Shukunenes are bull-headed and independent, they will sometimes hire mercenaries (especially Omanusian ships) and trade with overland Nlashikir tradesbands. From these bands the Shukun tribes receive significant amounts of crops and food that they cannot grow themselves with their decreased urbanization, </text:span><text:span text:style-name="T54">and jade from the south</text:span><text:span text:style-name="T51">. They sell the abundant wood and lumber of their forests, though they are generally in a trade deficit.</text:span></text:p>
      <text:p text:style-name="P30"/>
      <text:p text:style-name="P31">The Shukunene tribes are superstitious and find a great harmony with nature. They often <text:span text:style-name="T53">seem</text:span> detached and harsh <text:span text:style-name="T53">to outsiders</text:span>, honed by centuries of difficult life and brutal war. <text:span text:style-name="T52">Despite this, or perhaps because of it, their people value humor, attractiveness, </text:span><text:span text:style-name="T53">and honor</text:span><text:span text:style-name="T52">. Shukunene legends and stories might be more humorous than dark or dangerous. The competitive social hierarchy of the Nlashikir is less prominent in the Shukunene tribes, though new chiefs </text:span><text:span text:style-name="T23">are</text:span><text:span text:style-name="T52"> elected through ritual fights.</text:span></text:p>
      <text:p text:style-name="P12"/>
      <text:p text:style-name="P13"><text:span text:style-name="T40">The </text:span><text:span text:style-name="T19">Shukunene</text:span><text:span text:style-name="T40"> religion is </text:span><text:span text:style-name="T42">semi-</text:span><text:span text:style-name="T40">polytheistic, </text:span><text:span text:style-name="T42">as </text:span><text:span text:style-name="T43">all deities are believed to be different representations and faces of the Raven Queen, called Thika by the Shukunenes</text:span><text:span text:style-name="T41">. </text:span><text:span text:style-name="T43">The cult of the Raven Queen focuses on justice, the afterlife, and death—especially natural death, making the sevakath and other undead the antipodal enemies of the Shukun. </text:span><text:span text:style-name="T44">Broadly within the society, the worship of Thika and her many aspects takes the form of ancestor worship in public open-air temples, ritual festivals, sacrifices, and chants, and converting others.</text:span><text:span text:style-name="T41"> </text:span><text:span text:style-name="T18">Astronomy was also important to the Huromans. The </text:span><text:span text:style-name="T20">Shukuns</text:span><text:span text:style-name="T18"> interpreted the stars and moon in their divinations and oracles.</text:span></text:p>
      <text:p text:style-name="P15"/>
      <text:p text:style-name="P5"><text:span text:style-name="T25"/></text:p>
      <text:p text:style-name="P5"><text:soft-page-break/><text:span text:style-name="T29">While typical Huroman religion is distributed, the Shukunenes were influenced by sevakath Usvajrans to the point of taking on a centralized religious role of the Shukun.</text:span><text:span text:style-name="T26"> </text:span><text:span text:style-name="T29">The Shukun interpreted the heavens, led sacrifices and rituals, learned divination and performed oracles, led war parties, and much more. Magic played an important role in the worship of Thika, as it was believed that specific magical rituals before going to war would help summon the spirits of the dead to fight the unworthy living.</text:span></text:p>
      <text:p text:style-name="P16"/>
      <text:p text:style-name="P33"><text:span text:style-name="T26">T</text:span><text:span text:style-name="T24">here are many religious holidays and festivals, and the religion is practically universal.</text:span></text:p>
      <text:p text:style-name="P16"/>
      <text:p text:style-name="P4"><text:span text:style-name="T31">Shukunene</text:span><text:span text:style-name="T24"> myths included:</text:span></text:p>
      <text:p text:style-name="P17">-A creation story involving the death of a creator god, the destruction of the world in fire, and the journey of the first peoples from the afterlife to the mortal world.</text:p>
      <text:p text:style-name="P17">-A story of a great flood over all the l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31T10:25:56.158162865</dc:date>
    <meta:editing-cycles>134</meta:editing-cycles>
    <meta:editing-duration>P2DT22H57M38S</meta:editing-duration>
    <meta:generator>LibreOffice/7.0.4.2$Linux_X86_64 LibreOffice_project/00$Build-2</meta:generator>
    <meta:document-statistic meta:table-count="0" meta:image-count="0" meta:object-count="0" meta:page-count="3" meta:paragraph-count="25" meta:word-count="1117" meta:character-count="7076" meta:non-whitespace-character-count="59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